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Table_20_Contents">
      <style:paragraph-properties fo:text-align="justify" style:justify-single-word="false"/>
      <style:text-properties style:font-name="Times New Roman" fo:language="en" fo:country="US"/>
    </style:style>
    <style:style style:name="P14" style:family="paragraph" style:parent-style-name="Table_20_Contents">
      <style:paragraph-properties fo:margin-top="0in" fo:margin-bottom="0.0598in" fo:text-align="justify" style:justify-single-word="false"/>
      <style:text-properties style:font-name="Times New Roman" fo:language="en" fo:country="US"/>
    </style:style>
    <style:style style:name="P15"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7"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8"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9" style:family="paragraph" style:parent-style-name="Heading_20_1">
      <style:text-properties fo:language="en" fo:country="US"/>
    </style:style>
    <style:style style:name="P20"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 style:family="text">
      <style:text-properties fo:color="#000000"/>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54830112" text:id="ct154830112">
          <text:deletion>
            <office:change-info>
              <dc:creator>wlodek </dc:creator>
              <dc:date>2016-06-15T10:24:00</dc:date>
            </office:change-info>
            <text:h text:style-name="P1" text:outline-level="1">5</text:h>
          </text:deletion>
        </text:changed-region>
        <text:changed-region xml:id="ct154831152" text:id="ct154831152">
          <text:insertion>
            <office:change-info>
              <dc:creator>wlodek </dc:creator>
              <dc:date>2016-06-15T10:24:00</dc:date>
            </office:change-info>
          </text:insertion>
        </text:changed-region>
        <text:changed-region xml:id="ct154832296" text:id="ct154832296">
          <text:deletion>
            <office:change-info>
              <dc:creator>wlodek </dc:creator>
              <dc:date>2016-06-15T10:24:00</dc:date>
            </office:change-info>
            <text:p text:style-name="P2">April 15</text:p>
          </text:deletion>
        </text:changed-region>
        <text:changed-region xml:id="ct154832088" text:id="ct154832088">
          <text:insertion>
            <office:change-info>
              <dc:creator>wlodek </dc:creator>
              <dc:date>2016-06-15T10:24:00</dc:date>
            </office:change-info>
          </text:insertion>
        </text:changed-region>
        <text:changed-region xml:id="ct157209136" text:id="ct157209136">
          <text:insertion>
            <office:change-info>
              <dc:creator>wlodek </dc:creator>
              <dc:date>2016-06-16T14:47:00</dc:date>
            </office:change-info>
          </text:insertion>
        </text:changed-region>
        <text:changed-region xml:id="ct157209552" text:id="ct157209552">
          <text:insertion>
            <office:change-info>
              <dc:creator>wlodek </dc:creator>
              <dc:date>2016-06-16T14:48:00</dc:date>
            </office:change-info>
          </text:insertion>
        </text:changed-region>
        <text:changed-region xml:id="ct160807976" text:id="ct160807976">
          <text:insertion>
            <office:change-info>
              <dc:creator>wlodek </dc:creator>
              <dc:date>2016-06-16T14:49:00</dc:date>
            </office:change-info>
          </text:insertion>
        </text:changed-region>
        <text:changed-region xml:id="ct160810056" text:id="ct160810056">
          <text:insertion>
            <office:change-info>
              <dc:creator>wlodek </dc:creator>
              <dc:date>2016-06-16T14:50:00</dc:date>
            </office:change-info>
          </text:insertion>
        </text:changed-region>
        <text:changed-region xml:id="ct160810160" text:id="ct160810160">
          <text:insertion>
            <office:change-info>
              <dc:creator>wlodek </dc:creator>
              <dc:date>2016-06-16T14:51:00</dc:date>
            </office:change-info>
          </text:insertion>
        </text:changed-region>
        <text:changed-region xml:id="ct160810264" text:id="ct160810264">
          <text:insertion>
            <office:change-info>
              <dc:creator>wlodek </dc:creator>
              <dc:date>2016-06-16T14:52:00</dc:date>
            </office:change-info>
          </text:insertion>
        </text:changed-region>
        <text:changed-region xml:id="ct160807144" text:id="ct160807144">
          <text:insertion>
            <office:change-info>
              <dc:creator>wlodek </dc:creator>
              <dc:date>2016-06-16T14:53:00</dc:date>
            </office:change-info>
          </text:insertion>
        </text:changed-region>
        <text:changed-region xml:id="ct160807248" text:id="ct160807248">
          <text:insertion>
            <office:change-info>
              <dc:creator>wlodek </dc:creator>
              <dc:date>2016-06-16T14:54:00</dc:date>
            </office:change-info>
          </text:insertion>
        </text:changed-region>
        <text:changed-region xml:id="ct160807352" text:id="ct160807352">
          <text:insertion>
            <office:change-info>
              <dc:creator>wlodek </dc:creator>
              <dc:date>2016-06-16T14:55:00</dc:date>
            </office:change-info>
          </text:insertion>
        </text:changed-region>
        <text:changed-region xml:id="ct160807456" text:id="ct160807456">
          <text:insertion>
            <office:change-info>
              <dc:creator>wlodek </dc:creator>
              <dc:date>2016-06-16T14:59:00</dc:date>
            </office:change-info>
          </text:insertion>
        </text:changed-region>
        <text:changed-region xml:id="ct160807664" text:id="ct160807664">
          <text:insertion>
            <office:change-info>
              <dc:creator>wlodek </dc:creator>
              <dc:date>2016-06-16T15:00:00</dc:date>
            </office:change-info>
          </text:insertion>
        </text:changed-region>
        <text:changed-region xml:id="ct160808080" text:id="ct160808080">
          <text:insertion>
            <office:change-info>
              <dc:creator>wlodek </dc:creator>
              <dc:date>2016-06-16T14:57:00</dc:date>
            </office:change-info>
          </text:insertion>
        </text:changed-region>
        <text:changed-region xml:id="ct160813488" text:id="ct160813488">
          <text:insertion>
            <office:change-info>
              <dc:creator>wlodek </dc:creator>
              <dc:date>2016-06-16T15:01:00</dc:date>
            </office:change-info>
          </text:insertion>
        </text:changed-region>
        <text:changed-region xml:id="ct160807768" text:id="ct160807768">
          <text:insertion>
            <office:change-info>
              <dc:creator>wlodek </dc:creator>
              <dc:date>2016-06-16T14:57:00</dc:date>
            </office:change-info>
          </text:insertion>
        </text:changed-region>
        <text:changed-region xml:id="ct160810368" text:id="ct160810368">
          <text:insertion>
            <office:change-info>
              <dc:creator>wlodek </dc:creator>
              <dc:date>2016-06-16T15:11:00</dc:date>
            </office:change-info>
          </text:insertion>
        </text:changed-region>
        <text:changed-region xml:id="ct160810888" text:id="ct160810888">
          <text:insertion>
            <office:change-info>
              <dc:creator>wlodek </dc:creator>
              <dc:date>2016-06-16T15: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ART plugin implementing OSSI version 1.<text:change text:change-id="ct154830112"/><text:change-start text:change-id="ct154831152"/>8<text:change-end text:change-id="ct154831152"/></text:h>
      <text:p text:style-name="P2"/>
      <text:p text:style-name="P2"><text:change text:change-id="ct154832296"/><text:change-start text:change-id="ct154832088"/>June 16<text:change-end text:change-id="ct154832088"/>, 2016</text:p>
      <text:p text:style-name="P4"/>
      <text:h text:style-name="P19"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9"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1"><text:soft-page-break/><text:tab/><text:span text:style-name="T8">global PM</text:span></text:p>
      <text:p text:style-name="P12"><text:tab/>…</text:p>
      <text:p text:style-name="P12"><text:tab/>if [info exists PM(DPF)] {</text:p>
      <text:p text:style-name="P12"><text:tab/><text:tab/>… piter</text:p>
      <text:p text:style-name="P12"><text:tab/>} else {</text:p>
      <text:p text:style-name="P12"><text:tab/><text:tab/>… udaemon</text:p>
      <text:p text:style-name="P7"><text:tab/>}</text:p>
      <text:p text:style-name="P4">This test is performed only once in the plugin, in the adaptation part, in order to define the right set of interface functions expected by the caller.</text:p>
      <text:h text:style-name="P19"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1"><text:tab/>:set dumplevel 3</text:p>
      <text:p text:style-name="P4"><text:tab/>control -dump $dumplevel</text:p>
      <text:p text:style-name="P4">or</text:p>
      <text:p text:style-name="P11"><text:soft-page-break/><text:tab/>:proc pars { i } { return "-mask $i -tags 4 5 6 7" }</text:p>
      <text:p text:style-name="P4"><text:tab/>setassoc [pars 3]</text:p>
      <text:p text:style-name="P4">This isn't probably extremely useful (well, maybe in callback files – see below), but comes almost for free.</text:p>
      <text:h text:style-name="P19" text:outline-level="1">Internal commands</text:h>
      <text:p text:style-name="P4">Two commands are “special” in the sense that they do not directly transform into data sent to the node. One of them is:</text:p>
      <text:p text:style-name="P11"><text:tab/><text:span text:style-name="T9">control</text:span> <text:tab/>-nodeid nid </text:p>
      <text:p text:style-name="P11"><text:tab/><text:tab/><text:tab/>-confirm ack|opref|both|off</text:p>
      <text:p text:style-name="P11"><text:tab/><text:tab/><text:tab/>-dump dlev</text:p>
      <text:p text:style-name="P11"><text:tab/><text:tab/><text:tab/>-echo on|off|scripts</text:p>
      <text:p text:style-name="P11"><text:tab/><text:tab/><text:tab/>-repeat nrep</text:p>
      <text:p text:style-name="P11"><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3">-nodeid</text:p>
          </table:table-cell>
          <table:table-cell table:style-name="Table1.A1" office:value-type="string">
            <text:p text:style-name="P13">Sets the Node Id as known by the plugin (to be <text:span text:style-name="T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3">-confirm</text:p>
          </table:table-cell>
          <table:table-cell table:style-name="Table1.A1" office:value-type="string">
            <text:p text:style-name="P13">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3">-dump</text:p>
          </table:table-cell>
          <table:table-cell table:style-name="Table1.A1" office:value-type="string">
            <text:p text:style-name="P14">The parameter sets the dump level telling the plugin what information should be "dumped" to the terminal. The values are:</text:p>
            <text:list xml:id="list2845421577407038286" text:style-name="L1">
              <text:list-item>
                <text:p text:style-name="P16">Dump nothing.</text:p>
              </text:list-item>
              <text:list-item>
                <text:p text:style-name="P16">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6">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6">Additionally the plugin will report all packets that are ignored, <text:soft-page-break/>because they don't match the node Id assumed by the plugin. Such packets will be marked with <text:span text:style-name="T7">&lt;-N.</text:span></text:p>
              </text:list-item>
            </text:list>
            <text:p text:style-name="P14">The default value of this parameter is 3.</text:p>
          </table:table-cell>
        </table:table-row>
        <table:table-row>
          <table:table-cell table:style-name="Table1.A1" office:value-type="string">
            <text:p text:style-name="P13">-echo</text:p>
          </table:table-cell>
          <table:table-cell table:style-name="Table1.A1" office:value-type="string">
            <text:p text:style-name="P13">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3">-repeat</text:p>
          </table:table-cell>
          <table:table-cell table:style-name="Table1.A1" office:value-type="string">
            <text:p text:style-name="P13">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3">-quiet</text:p>
          </table:table-cell>
          <table:table-cell table:style-name="Table1.A1" office:value-type="string">
            <text:p text:style-name="P13">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3">-show</text:p>
          </table:table-cell>
          <table:table-cell table:style-name="Table1.A1" office:value-type="string">
            <text:p text:style-name="P13">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1"><text:tab/><text:span text:style-name="T9">script</text:span><text:tab/>-loop delay</text:p>
      <text:p text:style-name="P11"><text:tab/><text:tab/>-count ntimes</text:p>
      <text:p text:style-name="P11"><text:tab/><text:tab/>-name id</text:p>
      <text:p text:style-name="P11"><text:tab/><text:tab/>-abort id … id</text:p>
      <text:p text:style-name="P11"><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3">-loop</text:p>
          </table:table-cell>
          <table:table-cell table:style-name="Table2.A1" office:value-type="string">
            <text:p text:style-name="P13">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3">-count</text:p>
          </table:table-cell>
          <table:table-cell table:style-name="Table2.A1" office:value-type="string">
            <text:p text:style-name="P13">Tells how many times the script should be run. Zero (the default) means infinitely (i.e., until explicitly aborted).</text:p>
          </table:table-cell>
        </table:table-row>
        <text:soft-page-break/>
        <table:table-row>
          <table:table-cell table:style-name="Table2.A1" office:value-type="string">
            <text:p text:style-name="P13">-name</text:p>
          </table:table-cell>
          <table:table-cell table:style-name="Table2.A1" office:value-type="string">
            <text:p text:style-name="P13">Assigns a name (Id) to the script. If absent, the script will be assigned some standard Id (which will be shown to the user).</text:p>
          </table:table-cell>
        </table:table-row>
        <table:table-row>
          <table:table-cell table:style-name="Table2.A1" office:value-type="string">
            <text:p text:style-name="P13">filename</text:p>
          </table:table-cell>
          <table:table-cell table:style-name="Table2.A1" office:value-type="string">
            <text:p text:style-name="P13">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3">-abort</text:p>
          </table:table-cell>
          <table:table-cell table:style-name="Table2.A1" office:value-type="string">
            <text:p text:style-name="P13">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3">-show</text:p>
          </table:table-cell>
          <table:table-cell table:style-name="Table2.A1" office:value-type="string">
            <text:p text:style-name="P13">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5"/>
      <text:p text:style-name="P11"><text:tab/><text:span text:style-name="T9">send</text:span><text:tab/>-ack yes|no</text:p>
      <text:p text:style-name="P11"><text:tab/><text:tab/>-response yes|no</text:p>
      <text:p text:style-name="P11"><text:tab/><text:tab/>-sequence seq</text:p>
      <text:p text:style-name="P11"><text:tab/><text:tab/>-local nidl</text:p>
      <text:p text:style-name="P11"><text:tab/><text:tab/>-opref<text:tab/>opref</text:p>
      <text:p text:style-name="P11"><text:tab/><text:tab/>-remote nidr</text:p>
      <text:p text:style-name="P11"><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nidl nidl opcode opref nidr nidr payload</text:p>
      <text:p text:style-name="P4">All arguments are optional. By default (this applies to all commands), both Node Id's <text:s/>(i.e., nidl and nidr) are set to the official Node Id (assigned to the plugin with the control command). If no Node Id has been assigned, 0 is assumed. Also, the 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5"/>
      <text:p text:style-name="P4"><text:tab/><text:span text:style-name="T9">getparams </text:span>parameter-tags</text:p>
      <text:p text:style-name="P4">The command accepts the standard options (see send) plus these identifiers of node parameters (arbitrary unique abbreviations): -nodeid, -esn, -master, -netid, -tarpall, -tarpcnt, -tagmgr, -audit, -autoack, -beacon, -version, -uptime, -memstat, -meminfo, -sniff, -pegmode, sniff, rfchan.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5"/>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all, -tagmgr, -audit, -autoack, -beacon, -sniff, -pegmode. Each tag should be followed by a value.</text:p>
      <text:p text:style-name="P4">Some of the parameters cannot be set in the <text:span text:style-name="T6">regular</text:span> mode (PMOD_REG(0)). First, the host must be set to <text:span text:style-name="T6">configurable</text:span> (PMOD_CONF(1)) or <text:span text:style-name="T6">custodian</text:span> (PMOD_CUST(2)<text:change-start text:change-id="ct157209136"/> or PMOD<text:change-end text:change-id="ct157209136"/><text:change-start text:change-id="ct157209552"/>_EXCC(3)<text:change-end text:change-id="ct157209552"/>) mode. PAR_SNIFF (sniff in shared_plug), PAR_NID (netid), <text:s/>PAR_TARP_S (tarpslack), PAR_TARP_R (tarprrec), PAR_TARP_L (tarplevel) PAR_TARP (tarpall), PAR_SNIFF (sniff), PAR_RFCHAN (rfchan) are such now, more may be added.</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5"/>
      <text:p text:style-name="P4"><text:tab/><text:span text:style-name="T9">getassoc</text:span> -from index</text:p>
      <text:p text:style-name="P4">The command retrieves from the node the Tag association list. The argument is optional and defaults to zero.</text:p>
      <text:p text:style-name="P15"/>
      <text:p text:style-name="P11"><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soft-page-break/><text:tab/>setassoc -mask 0x7 -tags 12 13 14 15 16 -mask 0xc0 24 25 26</text:p>
      <text:p text:style-name="P4">will assign the first mask (0x7) to Tags 12, 13, 14, 15, 16, and the second mask (0xc0) to Tags 24, 25, 26.</text:p>
      <text:p text:style-name="Horizontal_20_Line"/>
      <text:p text:style-name="P4"><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p text:style-name="Horizontal_20_Line"><text:change-start text:change-id="ct160807976"/></text:p>
      <text:p text:style-name="P4"><text:tab/><text:span text:style-name="T9">reset</text:span> -level<text:change-end text:change-id="ct160807976"/><text:change-start text:change-id="ct160810056"/> lev</text:p>
      <text:p text:style-name="P4">The command resets the node. Level is an optional one-byte placeholder<text:change-end text:change-id="ct160810056"/><text:change-start text:change-id="ct160810160"/> to provide interface to expected 2.0 functionality.<text:change-end text:change-id="ct160810160"/><text:change-start text:change-id="ct160810264"/></text:p>
      <text:p text:style-name="Horizontal_20_Line"/>
      <text:p text:style-name="P4"><text:tab/><text:span text:style-name="T9">nhood</text:span> -host id -ref re -hoc ho<text:change-end text:change-id="ct160810264"/><text:change-start text:change-id="ct160807144"/></text:p>
      <text:p text:style-name="P4">The command tri<text:change-end text:change-id="ct160807144"/><text:change-start text:change-id="ct160807248"/>ggers messages to gather info on a host neighboring pegs. This command cannot be broadcast, i.e. control -nodeid or -local must be set. All arguments are require<text:change-end text:change-id="ct160807248"/><text:change-start text:change-id="ct160807352"/>d:</text:p>
      <text:p text:style-name="P4">id – host to respond, in particular host=0 <text:change-end text:change-id="ct160807352"/><text:change-start text:change-id="ct160807456"/>broadcasts <text:change-end text:change-id="ct160807456"/><text:change-start text:change-id="ct160807664"/>the request<text:change-end text:change-id="ct160807664"/><text:change-start text:change-id="ct160808080"/>;</text:p>
      <text:p text:style-name="P4">re – reference copied to triggered (possibly multiple) reports;</text:p>
      <text:p text:style-name="P4">ho <text:change-end text:change-id="ct160808080"/><text:change-start text:change-id="ct160813488"/>–<text:change-end text:change-id="ct160813488"/><text:change-start text:change-id="ct160807768"/> the request's range in hops. Zero means 'proxy msg', don't confuse with -hoc 1.</text:p>
      <text:p text:style-name="P4">The command deserves its name best with -host 0 -hoc 0.</text:p>
      <text:p text:style-name="P4"><text:change-end text:change-id="ct160807768"/></text:p>
      <text:h text:style-name="P18" text:outline-level="1">Remote commands</text:h>
      <text:p text:style-name="P9"><text:span text:style-name="T3">With very few exceptions</text:span><text:span text:style-name="T3">, they act as regular commands but are executed on a remote peg.</text:span><text:span text:style-name="T3"> The node interfacing this </text:span><text:span text:style-name="T3">plugin must be in the Custodian mode (PMOD_CUST).</text:span><text:span text:style-name="T3"> The node where the command is to be executed must be in the Configurable mode (PMOD_CONF).</text:span><text:span text:style-name="T3"> Let's illustrate with an alphatest.xml example, acting from node 1:</text:span></text:p>
      <text:p text:style-name="P4"/>
      <text:p text:style-name="P8">getparam -pegmode</text:p>
      <text:p text:style-name="P8"><text:soft-page-break/>--&gt;: [81 00 00 01 80 00 00 10]</text:p>
      <text:p text:style-name="P8">-ACK: OK nid=1 seq=1</text:p>
      <text:p text:style-name="P8">&lt;-A: [81 01 00 00 00]</text:p>
      <text:p text:style-name="P10"><text:span text:style-name="T4">-RSP: OK nid=1 ref=0 getparams: </text:span><text:span text:style-name="T5">pegmode=0</text:span></text:p>
      <text:p text:style-name="P8">&lt;-O: [02 01 00 01 80 00 01 00 10 00]</text:p>
      <text:p text:style-name="P8">getparam -pegmode -remote 39351</text:p>
      <text:p text:style-name="P8">--&gt;: [82 00 00 01 81 b7 99 10]</text:p>
      <text:p text:style-name="P8">-ACK: OK nid=1 seq=2</text:p>
      <text:p text:style-name="P8">&lt;-A: [82 01 00 00 00]</text:p>
      <text:p text:style-name="P10"><text:span text:style-name="T4">-RSP: </text:span><text:span text:style-name="T5">ERES</text:span><text:span text:style-name="T4"> nid=1 ref=1 getparams:</text:span></text:p>
      <text:p text:style-name="P8">&lt;-O: [03 01 00 01 81 07 01 00]</text:p>
      <text:p text:style-name="P8">setparam -pegmode 2</text:p>
      <text:p text:style-name="P8">--&gt;: [83 00 00 02 82 00 00 10 02]</text:p>
      <text:p text:style-name="P8">-ACK: OK nid=1 seq=3</text:p>
      <text:p text:style-name="P8">&lt;-A: [83 01 00 00 00]</text:p>
      <text:p text:style-name="P8">-RSP: OK nid=1 ref=2 setparams</text:p>
      <text:p text:style-name="P8">&lt;-O: [04 01 00 02 82 00 01 00]</text:p>
      <text:p text:style-name="P8">getparam -pegmode -remote 39351</text:p>
      <text:p text:style-name="P8">--&gt;: [84 00 00 01 83 b7 99 10]</text:p>
      <text:p text:style-name="P8">-ACK: OK nid=1 seq=4</text:p>
      <text:p text:style-name="P9"><text:span text:style-name="T2">&lt;-A: [84 01 00 00 00]</text:span><text:span text:style-name="T2">-RSP: ERES nid=39351 ref=1 getparams:</text:span></text:p>
      <text:p text:style-name="P8">&lt;-O: [03 01 00 01 81 07 b7 99]</text:p>
      <text:p text:style-name="P9">The remode will respond to RF commands with ERES if it is not in Configurable mode. To continue:</text:p>
      <text:p text:style-name="P9">setparam -pegmode 1 -remote 39351</text:p>
      <text:p text:style-name="P9">--&gt;: [8d 00 00 02 8c b7 99 10 01]</text:p>
      <text:p text:style-name="P9">-ACK: OK nid=1 seq=13</text:p>
      <text:p text:style-name="P9">&lt;-A: [8d 01 00 00 00]</text:p>
      <text:p text:style-name="P9">-RSP: OK nid=39351 ref=12 setparams</text:p>
      <text:p text:style-name="P9">&lt;-O: [05 01 00 02 8c 00 b7 99]</text:p>
      <text:p text:style-name="P9">and now the pair Custodian (node 1) and Configurable (node 39351) is ready to cooperate.</text:p>
      <text:p text:style-name="P9"/>
      <text:h text:style-name="Heading_20_1" text:outline-level="1"><text:soft-page-break/>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text:change-start text:change-id="ct160810368"/>location data, neighborhood data, <text:change-end text:change-id="ct160810368"/>log entries, and (received) relays <text:change-start text:change-id="ct160810888"/>are <text:change-end text:change-id="ct160810888"/>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5M35S</meta:editing-duration>
    <meta:editing-cycles>120</meta:editing-cycles>
    <meta:generator>OpenOffice/4.0.1$Win32 OpenOffice.org_project/401m5$Build-9714</meta:generator>
    <dc:date>2016-06-16T15:12:10.89</dc:date>
    <dc:creator>wlodek </dc:creator>
    <meta:document-statistic meta:table-count="2" meta:image-count="0" meta:object-count="0" meta:page-count="9" meta:paragraph-count="171" meta:word-count="2781" meta:character-count="16648"/>
    <meta:user-defined meta:name="Info 1"/>
    <meta:user-defined meta:name="Info 2"/>
    <meta:user-defined meta:name="Info 3"/>
    <meta:user-defined meta:name="Info 4"/>
  </office:meta>
</office:document-meta>
</file>